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3aba" officeooo:paragraph-rsid="00113aba"/>
    </style:style>
    <style:style style:name="P2" style:family="paragraph" style:parent-style-name="Text_20_body">
      <style:text-properties officeooo:rsid="00113aba" officeooo:paragraph-rsid="00113aba"/>
    </style:style>
    <style:style style:name="T1" style:family="text">
      <style:text-properties officeooo:rsid="00113a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Estimation – making intelligent use of data</text:h>
      <text:p text:style-name="P1">we start</text:p>
      <text:h text:style-name="Heading_20_2" text:outline-level="2">non-parametric v parametric</text:h>
      <text:h text:style-name="Heading_20_3" text:outline-level="3">the bootstrap</text:h>
      <text:p text:style-name="P2">(example <text:s text:c="3"/>)</text:p>
      <text:h text:style-name="Heading_20_2" text:outline-level="2">parametric</text:h>
      <text:h text:style-name="Heading_20_3" text:outline-level="3">classic</text:h>
      <text:h text:style-name="Heading_20_3" text:outline-level="3">Likelihood</text:h>
      <text:p text:style-name="P2">(example <text:s/>)</text:p>
      <text:h text:style-name="Heading_20_3" text:outline-level="3">method of moments</text:h>
      <text:p text:style-name="P2">(example <text:s/>)</text:p>
      <text:h text:style-name="Heading_20_3" text:outline-level="3">bayes</text:h>
      <text:h text:style-name="Heading_20_4" text:outline-level="4">conjugate priors <text:s/>bayes and likelihood</text:h>
      <text:p text:style-name="P2">Examples(binomial, poisson, normal, normal)</text:p>
      <text:h text:style-name="Heading_20_4" text:outline-level="4">multi-parameter models – integration in higher dimensions – simulation</text:h>
      <text:p text:style-name="P2">(this is the motivation)</text:p>
      <text:h text:style-name="Heading_20_5" text:outline-level="5">MC integration</text:h>
      <text:p text:style-name="P2">(ex24-1.r)</text:p>
      <text:p text:style-name="P2">(Fig 24.1.r)</text:p>
      <text:p text:style-name="P2">(dose response)</text:p>
      <text:h text:style-name="Heading_20_5" text:outline-level="5">importance sampling</text:h>
      <text:p text:style-name="P1">( importance.tail.r )</text:p>
      <text:p text:style-name="P1">( importance.sampline.r)</text:p>
      <text:p text:style-name="P1"/>
      <text:p text:style-name="P1">MCMC</text:p>
      <text:p text:style-name="P1">Markov chains</text:p>
      <text:p text:style-name="P1"/>
      <text:p text:style-name="P1"><text:soft-page-break/>MCMC</text:p>
      <text:p text:style-name="P1">metropolis</text:p>
      <text:p text:style-name="P1">gibbs</text:p>
      <text:p text:style-name="P1"/>
      <text:p text:style-name="P1"/>
      <text:p text:style-name="P1">MCMC pack <text:s/>R</text:p>
      <text:p text:style-name="P1"/>
      <text:p text:style-name="P1">Assignment </text:p>
      <text:p text:style-name="P1"/>
      <text:p text:style-name="P1">Fina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viland </meta:initial-creator>
    <meta:creation-date>2015-03-29T14:02:14.142404759</meta:creation-date>
    <dc:date>2015-03-29T14:17:03.898384154</dc:date>
    <dc:creator>haviland </dc:creator>
    <meta:editing-duration>P0D</meta:editing-duration>
    <meta:editing-cycles>1</meta:editing-cycles>
    <meta:document-statistic meta:table-count="0" meta:image-count="0" meta:object-count="0" meta:page-count="2" meta:paragraph-count="31" meta:word-count="71" meta:character-count="529" meta:non-whitespace-character-count="478"/>
    <meta:generator>LibreOffice/4.2.7.2$Linux_X86_64 LibreOffice_project/420m0$Build-2</meta:generator>
  </office:meta>
</office:document-meta>
</file>